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471.675" calcext:value-type="currency">
            <text:p>7 471,68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666.01" calcext:value-type="currency">
            <text:p>9 666,01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45" calcext:value-type="currency">
            <text:p>58,45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07" calcext:value-type="currency">
            <text:p>3 507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1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246.625" calcext:value-type="currency">
            <text:p>246,63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08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0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8])" office:value-type="currency" office:currency="EUR" office:value="58.45" calcext:value-type="currency">
            <text:p>58,45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2"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C24]*[.D24]=0;&quot;&quot;;[.C24]*[.D24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C26]*[.D26]=0;&quot;&quot;;[.C26]*[.D26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2"/>
          <table:table-cell table:style-name="ce296" table:formula="of:=[.D26]*[.$D$6]+[.H2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(batt, analog read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C27]*[.D27]=0;&quot;&quot;;[.C27]*[.D27])" office:value-type="currency" office:currency="EUR" office:value="0.03" calcext:value-type="currency">
            <text:p>0,03 €</text:p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2"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2]*[.D32]=0;&quot;&quot;;[.C32]*[.D32])" office:value-type="currency" office:currency="EUR" office:value="0.15" calcext:value-type="currency">
            <text:p>0,15 €</text:p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08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2"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39" calcext:value-type="currency">
            <text:p>0,39 €</text:p>
          </table:table-cell>
          <table:table-cell table:style-name="ce32" office:value-type="string" calcext:value-type="string">
            <text:p><text:a xlink:href="http://fr.farnell.com/panasonic-electronic-components/eee1va221uap/condensateur-220uf-35v-cms/dp/2326175RL" xlink:type="simple">EEE1VA221UA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51]*[.D51]=0;&quot;&quot;;[.C51]*[.D51])" office:value-type="currency" office:currency="EUR" office:value="0.08" calcext:value-type="currency">
            <text:p>0,08 €</text:p>
          </table:table-cell>
          <table:table-cell table:style-name="ce308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2"/>
          <table:table-cell table:style-name="ce296" table:formula="of:=[.D51]*[.$D$6]+[.H5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2]*[.D52]=0;&quot;&quot;;[.C52]*[.D52])">
            <text:p/>
          </table:table-cell>
          <table:table-cell table:style-name="ce308"/>
          <table:table-cell table:number-columns-repeated="2"/>
          <table:table-cell table:style-name="ce296" table:formula="of:=[.D52]*[.$D$6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3]*[.D53]=0;&quot;&quot;;[.C53]*[.D53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4]*[.D54]=0;&quot;&quot;;[.C54]*[.D54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4]*[.$D$6]+[.H54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5]*[.D55]=0;&quot;&quot;;[.C55]*[.D55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5]*[.$D$6]+[.H5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6]*[.$D$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7]*[.D57]=0;&quot;&quot;;[.C57]*[.D57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7]*[.$D$6]+[.H5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0]*[.D60]=0;&quot;&quot;;[.C60]*[.D60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0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2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4]*[.D64]=0;&quot;&quot;;[.C64]*[.D64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4]*[.$D$6]+[.H64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6]*[.$D$6]+[.H6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7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8]*[.D68]=0;&quot;&quot;;[.C68]*[.D6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8]*[.$D$6]+[.H7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69]*[.D69]=0;&quot;&quot;;[.C69]*[.D69])">
            <text:p/>
          </table:table-cell>
          <table:table-cell table:number-columns-repeated="3"/>
          <table:table-cell table:style-name="ce296" table:formula="of:=[.D69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0]*[.D70]=0;&quot;&quot;;[.C70]*[.D70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0]*[.$D$6]+[.H7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2]*[.$D$6]+[.H7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296"/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4"/>
          <table:table-cell table:formula="of:=IF([.C80]*[.D80]=0;&quot;&quot;;[.C80]*[.D8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3:.E104])" office:value-type="currency" office:currency="EUR" office:value="9.865" calcext:value-type="currency">
            <text:p>9,87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2]*[.D82]=0;&quot;&quot;;[.C82]*[.D8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3]*[.D83]=0;&quot;&quot;;[.C83]*[.D83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 avec bouton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ed rouge (r=220)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91]*[.D91]=0;&quot;&quot;;[.C91]*[.D91])">
            <text:p/>
          </table:table-cell>
          <table:table-cell table:style-name="ce32"/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C93]*[.D93]=0;&quot;&quot;;[.C93]*[.D93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86" table:formula="of:=[.I92]*[.I91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4]*[.D94]=0;&quot;&quot;;[.C94]*[.D94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5]*[.D95]=0;&quot;&quot;;[.C95]*[.D95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96]*[.D96]=0;&quot;&quot;;[.C96]*[.D96]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97]*[.D97]=0;&quot;&quot;;[.C97]*[.D97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98]*[.D98]=0;&quot;&quot;;[.C98]*[.D98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99]*[.D99]=0;&quot;&quot;;[.C99]*[.D99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98]*[.I97]" office:value-type="float" office:value="4.40974394987035" calcext:value-type="float">
            <text:p>4,410</text:p>
          </table:table-cell>
          <table:table-cell table:formula="of:=[.I99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0]*[.D100]=0;&quot;&quot;;[.C100]*[.D10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1]*[.D101]=0;&quot;&quot;;[.C101]*[.D101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2]*[.D102]=0;&quot;&quot;;[.C102]*[.D1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3]*[.D103]=0;&quot;&quot;;[.C103]*[.D1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5]*[.D105]=0;&quot;&quot;;[.C105]*[.D1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7]*[.D107]=0;&quot;&quot;;[.C107]*[.D107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0:.E128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09]*[.D109]=0;&quot;&quot;;[.C109]*[.D109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0]*[.D110]=0;&quot;&quot;;[.C110]*[.D110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1]*[.D111]=0;&quot;&quot;;[.C111]*[.D111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2]*[.D112]=0;&quot;&quot;;[.C112]*[.D11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3]*[.D113]=0;&quot;&quot;;[.C113]*[.D113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4]*[.D114]=0;&quot;&quot;;[.C114]*[.D114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5]*[.D115]=0;&quot;&quot;;[.C115]*[.D115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16]*[.D116]=0;&quot;&quot;;[.C116]*[.D116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17]*[.D117]=0;&quot;&quot;;[.C117]*[.D11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18]*[.D118]=0;&quot;&quot;;[.C118]*[.D118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19]*[.D119]=0;&quot;&quot;;[.C119]*[.D119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0]*[.D120]=0;&quot;&quot;;[.C120]*[.D12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1]*[.D121]=0;&quot;&quot;;[.C121]*[.D121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2]*[.D122]=0;&quot;&quot;;[.C122]*[.D122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3]*[.D123]=0;&quot;&quot;;[.C123]*[.D1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5]*[.D125]=0;&quot;&quot;;[.C125]*[.D1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6]*[.D126]=0;&quot;&quot;;[.C126]*[.D126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2:.E155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1]*[.D131]=0;&quot;&quot;;[.C131]*[.D131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2]*[.D132]=0;&quot;&quot;;[.C132]*[.D132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3]*[.D133]=0;&quot;&quot;;[.C133]*[.D133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4]*[.D134]=0;&quot;&quot;;[.C134]*[.D134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5]*[.D135]=0;&quot;&quot;;[.C135]*[.D135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9]*[.D139]=0;&quot;&quot;;[.C139]*[.D13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0]*[.D140]=0;&quot;&quot;;[.C140]*[.D140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1]*[.D141]=0;&quot;&quot;;[.C141]*[.D141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2]*[.D142]=0;&quot;&quot;;[.C142]*[.D142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4]*[.D144]=0;&quot;&quot;;[.C144]*[.D144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5]*[.D145]=0;&quot;&quot;;[.C145]*[.D145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46]*[.D146]=0;&quot;&quot;;[.C146]*[.D146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47]*[.D147]=0;&quot;&quot;;[.C147]*[.D147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1]*[.D151]=0;&quot;&quot;;[.C151]*[.D15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4]*[.D154]=0;&quot;&quot;;[.C154]*[.D15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5]*[.D155]=0;&quot;&quot;;[.C155]*[.D155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56]*[.D156]=0;&quot;&quot;;[.C156]*[.D156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59]*[.D159]=0;&quot;&quot;;[.C159]*[.D1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0]*[.D160]=0;&quot;&quot;;[.C160]*[.D1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1]*[.D161]=0;&quot;&quot;;[.C161]*[.D1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4]*[.D184]=0;&quot;&quot;;[.C184]*[.D18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5]*[.D185]=0;&quot;&quot;;[.C185]*[.D18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 table:number-rows-repeated="104829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F$93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22:59:09.7477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1DT23H26M37S</meta:editing-duration>
    <meta:editing-cycles>199</meta:editing-cycles>
    <meta:generator>LibreOffice/4.2.8.2$MacOSX_x86 LibreOffice_project/48d50dbfc06349262c9d50868e5c1f630a573ebd</meta:generator>
    <dc:date>2015-01-23T15:35:56.602949000</dc:date>
    <meta:document-statistic meta:table-count="10" meta:cell-count="2445" meta:object-count="0"/>
  </office:meta>
</office:document-meta>
</file>